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fo:language="cs" fo:country="CZ" style:language-complex="ar" style:country-complex="SA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style:language-complex="ar" style:country-complex="SA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paragraph-rsid="0006b85d" style:language-complex="ar" style:country-complex="SA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34a0" officeooo:paragraph-rsid="0006b85d" style:language-complex="ar" style:country-complex="SA"/>
    </style:style>
    <style:style style:name="P7" style:family="paragraph" style:parent-style-name="Table_20_Contents">
      <style:text-properties fo:language="cs" fo:country="CZ" style:language-complex="ar" style:country-complex="SA"/>
    </style:style>
    <style:style style:name="P8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9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10" style:family="paragraph" style:parent-style-name="Table_20_Contents">
      <style:text-properties fo:language="cs" fo:country="CZ" officeooo:rsid="00062bde" officeooo:paragraph-rsid="00062bde" style:language-complex="ar" style:country-complex="SA"/>
    </style:style>
    <style:style style:name="P11" style:family="paragraph" style:parent-style-name="Table_20_Contents">
      <loext:graphic-properties draw:fill="solid" draw:fill-color="#ffffff" draw:opacity="100%"/>
      <style:paragraph-properties fo:background-color="#ffffff"/>
      <style:text-properties fo:language="cs" fo:country="CZ" officeooo:paragraph-rsid="000634a0" style:language-complex="ar" style:country-complex="SA"/>
    </style:style>
    <style:style style:name="P12" style:family="paragraph" style:parent-style-name="Table_20_Contents">
      <style:text-properties fo:language="cs" fo:country="CZ" officeooo:paragraph-rsid="0006b85d" style:language-complex="ar" style:country-complex="SA"/>
    </style:style>
    <style:style style:name="P13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0974f9" style:language-complex="ar" style:country-complex="SA"/>
    </style:style>
    <style:style style:name="P14" style:family="paragraph" style:parent-style-name="Table_20_Contents">
      <style:text-properties fo:language="cs" fo:country="CZ" officeooo:rsid="000a1a5a" officeooo:paragraph-rsid="000a1a5a" style:language-complex="ar" style:country-complex="SA"/>
    </style:style>
    <style:style style:name="P15" style:family="paragraph" style:parent-style-name="Table_20_Contents">
      <style:text-properties fo:language="cs" fo:country="CZ" officeooo:rsid="000a304c" officeooo:paragraph-rsid="000a304c" style:language-complex="ar" style:country-complex="SA"/>
    </style:style>
    <style:style style:name="P16" style:family="paragraph" style:parent-style-name="Table_20_Contents">
      <style:text-properties fo:font-size="11pt" fo:language="cs" fo:country="CZ" officeooo:paragraph-rsid="0006b85d" style:font-size-asian="11pt" style:font-size-complex="11pt" style:language-complex="ar" style:country-complex="SA"/>
    </style:style>
    <style:style style:name="P17" style:family="paragraph" style:parent-style-name="Heading">
      <style:paragraph-properties fo:text-align="center" style:justify-single-word="false"/>
      <style:text-properties fo:language="cs" fo:country="CZ" style:language-complex="ar" style:country-complex="SA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fo:language="cs" fo:country="CZ" officeooo:paragraph-rsid="00062bde" style:language-complex="ar" style:country-complex="SA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b85d" officeooo:paragraph-rsid="0006b85d" style:language-complex="ar" style:country-complex="SA"/>
    </style:style>
    <style:style style:name="T1" style:family="text">
      <style:text-properties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bde"/>
    </style:style>
    <style:style style:name="T4" style:family="text">
      <style:text-properties fo:language="cs" fo:country="CZ" style:language-complex="ar" style:country-complex="SA"/>
    </style:style>
    <style:style style:name="T5" style:family="text">
      <style:text-properties officeooo:rsid="000634a0"/>
    </style:style>
    <style:style style:name="T6" style:family="text">
      <style:text-properties officeooo:rsid="0006b85d"/>
    </style:style>
    <style:style style:name="T7" style:family="text">
      <style:text-properties fo:language="en" fo:country="US" officeooo:rsid="0006b85d"/>
    </style:style>
    <style:style style:name="T8" style:family="text">
      <style:text-properties fo:language="en" fo:country="US" officeooo:rsid="000974f9"/>
    </style:style>
    <style:style style:name="T9" style:family="text">
      <style:text-properties fo:color="#000000" fo:font-size="13pt" style:font-size-asian="13pt" style:font-size-complex="13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officeooo:rsid="000974f9"/>
    </style:style>
    <style:style style:name="T12" style:family="text">
      <style:text-properties officeooo:rsid="000a1a5a"/>
    </style:style>
    <style:style style:name="T13" style:family="text">
      <style:text-properties officeooo:rsid="000a304c"/>
    </style:style>
    <style:style style:name="T14" style:family="text">
      <style:text-properties officeooo:rsid="000bb9b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. zn. <text:span text:style-name="T3">RP #3907</text:span></text:p>
      <text:p text:style-name="P17"><text:span text:style-name="T3">Zadávací list</text:span> <text:bookmark text:name="_GoBack"/></text:p>
      <text:p text:style-name="P3">Smluvní strany uzavírají smlouv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7"><text:span text:style-name="T2">Zadavatel</text:span>:</text:p>
          </table:table-cell>
          <table:table-cell table:style-name="Tabulka1.A1" office:value-type="string">
            <text:p text:style-name="P8"><text:span text:style-name="T2">Česká pirátská strana, </text:span>organizační složka: <text:span text:style-name="T13">Republikové předsednictvo</text:span></text:p>
            <text:p text:style-name="P9">zastoupena: <text:span text:style-name="T6">Mgr. et Mgr. Jakubem Michálkem</text:span>, <text:span text:style-name="T13">místopředsedou</text:span></text:p>
            <text:p text:style-name="P9">e-mail: <text:span text:style-name="T6">jakub.michalek</text:span><text:span text:style-name="T7">@pirati.cz</text:span></text:p>
            <text:p text:style-name="P8">kontakt: <text:span text:style-name="T11">Ing. et Ing. Martin Šmída, </text:span>e-mail: <text:span text:style-name="T11">martin.smida</text:span><text:span text:style-name="T7">@pirati.cz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Dodavatel</text:span>:</text:p>
          </table:table-cell>
          <table:table-cell table:style-name="Tabulka1.A1" office:value-type="string">
            <text:p text:style-name="P7">Jméno: <text:span text:style-name="T11">Bc. Jakub Nepejchal</text:span></text:p>
            <text:p text:style-name="P13"><text:span text:style-name="T10">■</text:span><text:bookmark-start text:name="__DdeLink__1978_1106510073"/><text:span text:style-name="T10"> </text:span><text:bookmark-end text:name="__DdeLink__1978_1106510073"/>není podnikatel, ročník: <text:span text:style-name="T11">1987</text:span> město bydliště: <text:span text:style-name="T11">Olomouc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Zadané úkoly</text:span>:</text:p>
          </table:table-cell>
          <table:table-cell table:style-name="Tabulka1.A1" office:value-type="string">
            <text:p text:style-name="P14">Vedoucí personálního odboru</text:p>
            <text:p text:style-name="Table_20_Contents"><text:span text:style-name="T4">plnění úkolů bude evidováno v projektovém systému zadavatele na adrese </text:span><text:a xlink:type="simple" xlink:href="http://redmine.pirati.cz/" text:style-name="Internet_20_link" text:visited-style-name="Visited_20_Internet_20_Link"><text:span text:style-name="Internet_20_link"><text:span text:style-name="T4">http://redmine.pirati.cz</text:span></text:span></text:a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Časová náročnost</text:span>:</text:p>
          </table:table-cell>
          <table:table-cell table:style-name="Tabulka1.A1" office:value-type="string">
            <text:p text:style-name="P11">Odhad: <text:span text:style-name="T8">16</text:span>h (slovy: <text:span text:style-name="T11">šestnáct</text:span> hodin) <text:span text:style-name="T5">měsíčně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Smluvní typ</text:span>:</text:p>
          </table:table-cell>
          <table:table-cell table:style-name="Tabulka1.A1" office:value-type="string">
            <text:p text:style-name="P16"><text:span text:style-name="T9">■</text:span><text:span text:style-name="T7"> smlouva o v</text:span><text:span text:style-name="T6">ýkonu funkce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Místo plnění</text:span>:</text:p>
          </table:table-cell>
          <table:table-cell table:style-name="Tabulka1.A1" office:value-type="string">
            <text:p text:style-name="P10">Česká republik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Odměna</text:span>:</text:p>
          </table:table-cell>
          <table:table-cell table:style-name="Tabulka1.A1" office:value-type="string">
            <text:p text:style-name="P15"><text:span text:style-name="T14">1</text:span>500Kč + 100Kč/hod</text:p>
            <text:p text:style-name="P7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Termín provedení</text:span>:</text:p>
          </table:table-cell>
          <table:table-cell table:style-name="Tabulka1.A1" office:value-type="string">
            <text:p text:style-name="P12"><text:span text:style-name="T9">■</text:span> do <text:span text:style-name="T12">25.03.2018</text:span><text:tab/><text:tab/></text:p>
          </table:table-cell>
        </table:table-row>
      </table:table>
      <text:p text:style-name="P2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4">V …........................... dne …............................</text:p>
      <text:p text:style-name="P5">Za zadavatele: <text:s/><text:tab/><text:tab/><text:tab/>Za dodavatele: </text:p>
      <text:p text:style-name="P19">Mgr. et Mgr. Jakub Michálek<text:tab/><text:tab/>Bc. Jakub Nepejchal</text:p>
      <text:p text:style-name="P6">3. místopředseda strany<text:tab/><text:tab/></text:p>
      <text:p text:style-name="P5">….................................................... <text:s text:c="2"/><text:tab/>…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fo:padding="0cm" fo:border="non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7</meta:editing-cycles>
    <meta:print-date>2016-06-14T18:51:00</meta:print-date>
    <meta:creation-date>2016-10-19T16:22:00</meta:creation-date>
    <dc:date>2016-10-31T16:26:43.857490291</dc:date>
    <dc:language>cs-CZ</dc:language>
    <meta:editing-duration>PT9M38S</meta:editing-duration>
    <meta:generator>LibreOffice/5.0.6.2$Linux_X86_64 LibreOffice_project/00$Build-2</meta:generator>
    <meta:document-statistic meta:table-count="1" meta:image-count="1" meta:object-count="0" meta:page-count="1" meta:paragraph-count="32" meta:word-count="172" meta:character-count="1371" meta:non-whitespace-character-count="1216"/>
    <meta:user-defined meta:name="AppVersion">15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